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75f98" officeooo:paragraph-rsid="00075f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CLR (Common Language Runtime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31:31.614557259</meta:creation-date>
    <meta:generator>LibreOffice/5.4.6.2$Linux_X86_64 LibreOffice_project/40m0$Build-2</meta:generator>
    <dc:date>2018-09-04T13:38:42.060283628</dc:date>
    <meta:editing-duration>PT7M15S</meta:editing-duration>
    <meta:editing-cycles>1</meta:editing-cycles>
    <meta:document-statistic meta:table-count="0" meta:image-count="0" meta:object-count="0" meta:page-count="2" meta:paragraph-count="1" meta:word-count="4" meta:character-count="29" meta:non-whitespace-character-count="26"/>
  </office:meta>
</office:document-meta>
</file>